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794cm"/>
    </style:style>
    <style:style style:name="co2" style:family="table-column">
      <style:table-column-properties fo:break-before="auto" style:column-width="5.756cm"/>
    </style:style>
    <style:style style:name="co3" style:family="table-column">
      <style:table-column-properties fo:break-before="auto" style:column-width="1.549cm"/>
    </style:style>
    <style:style style:name="co4" style:family="table-column">
      <style:table-column-properties fo:break-before="auto" style:column-width="9.372cm"/>
    </style:style>
    <style:style style:name="co5" style:family="table-column">
      <style:table-column-properties fo:break-before="auto" style:column-width="3.334cm"/>
    </style:style>
    <style:style style:name="co6" style:family="table-column">
      <style:table-column-properties fo:break-before="auto" style:column-width="2.122cm"/>
    </style:style>
    <style:style style:name="co7" style:family="table-column">
      <style:table-column-properties fo:break-before="auto" style:column-width="1.6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obd32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Footpri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9K</text:p>
          </table:table-cell>
          <table:table-cell office:value-type="string" calcext:value-type="string">
            <text:p>R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0402_1005Met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R</text:p>
          </table:table-cell>
          <table:table-cell office:value-type="string" calcext:value-type="string">
            <text:p>R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0402_1005Metric</text:p>
          </table:table-cell>
          <table:table-cell table:number-columns-repeated="5"/>
          <table:table-cell table:style-name="ce1" table:number-columns-repeated="1015"/>
        </table:table-row>
        <table:table-row table:style-name="ro1">
          <table:table-cell office:value-type="string" calcext:value-type="string">
            <text:p>120R</text:p>
          </table:table-cell>
          <table:table-cell office:value-type="string" calcext:value-type="string">
            <text:p>R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0402_1005Met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1K</text:p>
          </table:table-cell>
          <table:table-cell office:value-type="string" calcext:value-type="string">
            <text:p>R16,R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_0402_1005Met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R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0402_1005Met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K</text:p>
          </table:table-cell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0402_1005Met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K 1%</text:p>
          </table:table-cell>
          <table:table-cell office:value-type="string" calcext:value-type="string">
            <text:p>R10,R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_0402_1005Met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7K 1%</text:p>
          </table:table-cell>
          <table:table-cell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0402_1005Met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66K 1%</text:p>
          </table:table-cell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0402_1005Met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K 1%</text:p>
          </table:table-cell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0402_1005Met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0402_1005Met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R</text:p>
          </table:table-cell>
          <table:table-cell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0402_1005Met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5R</text:p>
          </table:table-cell>
          <table:table-cell office:value-type="string" calcext:value-type="string">
            <text:p>R5,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_0402_1005Met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K7</text:p>
          </table:table-cell>
          <table:table-cell office:value-type="string" calcext:value-type="string">
            <text:p>R2,R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_0402_1005Met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nF</text:p>
          </table:table-cell>
          <table:table-cell office:value-type="string" calcext:value-type="string">
            <text:p>C22,C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_0402_1005Met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.1µF</text:p>
          </table:table-cell>
          <table:table-cell office:value-type="string" calcext:value-type="string">
            <text:p>C21,C20,C19,C18,C16,C10,C9,C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_0402_1005Met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.47µF</text:p>
          </table:table-cell>
          <table:table-cell office:value-type="string" calcext:value-type="string">
            <text:p>C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_0402_1005Met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nF</text:p>
          </table:table-cell>
          <table:table-cell office:value-type="string" calcext:value-type="string">
            <text:p>C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_0402_1005Met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7µF</text:p>
          </table:table-cell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_0402_1005Met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µF</text:p>
          </table:table-cell>
          <table:table-cell office:value-type="string" calcext:value-type="string">
            <text:p>C2,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_0402_1005Met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MP388</text:p>
          </table:table-cell>
          <table:table-cell office:value-type="string" calcext:value-type="string">
            <text:p>U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P3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B_C_Receptacle_USB2.0</text:p>
          </table:table-cell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E DX07S016JA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.FL-R-SMT-101</text:p>
          </table:table-cell>
          <table:table-cell office:value-type="string" calcext:value-type="string">
            <text:p>J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.FL-R-SMT-1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.blox MAX-M8W</text:p>
          </table:table-cell>
          <table:table-cell office:value-type="string" calcext:value-type="string">
            <text:p>U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blox_MA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ro_SD_Card</text:p>
          </table:table-cell>
          <table:table-cell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SD_HC_Hirose_DM3AT-SF-PEJM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_Zener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0201_0603Met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Z1117C-3.3</text:p>
          </table:table-cell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T-89-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P32-WROOM-32</text:p>
          </table:table-cell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WROOM-32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D Red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0402_1005Met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D Green</text:p>
          </table:table-cell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0402_1005Met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D Blue</text:p>
          </table:table-cell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0402_1005Met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_Push</text:p>
          </table:table-cell>
          <table:table-cell office:value-type="string" calcext:value-type="string">
            <text:p>SW3,SW1,SW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ST_B3U-3000P-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µF</text:p>
          </table:table-cell>
          <table:table-cell office:value-type="string" calcext:value-type="string">
            <text:p>C6,C12,C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_0805_2012Met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7329-8040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ex 67329-804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0503BAHT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T-1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2102N-A01-GQFN24</text:p>
          </table:table-cell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FN-24-1EP_4x4mm_P0.5mm_EP2.6x2.6m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_Schottky</text:p>
          </table:table-cell>
          <table:table-cell office:value-type="string" calcext:value-type="string">
            <text:p>D4,D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_S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MR33630BDDA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_HSOP-8-1EP_3.9x4.9mm_P1.27mm_ThermalVia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2µH</text:p>
          </table:table-cell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DK_SPM50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P32431DR3</text:p>
          </table:table-cell>
          <table:table-cell office:value-type="string" calcext:value-type="string">
            <text:p>U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T-363_SC-70-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M-20689</text:p>
          </table:table-cell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FN50P400X400X95-25N-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CP2562-E-MF</text:p>
          </table:table-cell>
          <table:table-cell office:value-type="string" calcext:value-type="string">
            <text:p>U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FN-8-1EP_3x3mm_P0.65mm_EP1.55x2.4m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µF</text:p>
          </table:table-cell>
          <table:table-cell office:value-type="string" calcext:value-type="string">
            <text:p>C13,C11,C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_0805_2012Met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0nF</text:p>
          </table:table-cell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_0805_2012Metric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SUM([.C2:.C45])" office:value-type="float" office:value="64" calcext:value-type="float">
            <text:p>64</text:p>
          </table:table-cell>
          <table:table-cell table:number-columns-repeated="1021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obd32_bom.A1:obd32_bom.AMJ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.00.0000</text:date>, <text:time style:data-style-name="N2" text:time-value="22:27:52.5251986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13T22:55:27.880936273</dc:date>
    <dc:creator>Malte Schröder</dc:creator>
    <meta:editing-duration>PT2H30M9S</meta:editing-duration>
    <meta:editing-cycles>15</meta:editing-cycles>
    <meta:generator>LibreOffice/7.1.1.2$Linux_X86_64 LibreOffice_project/10$Build-2</meta:generator>
    <meta:document-statistic meta:table-count="1" meta:cell-count="181" meta:object-count="0"/>
  </office:meta>
</office:document-meta>
</file>